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3e7" officeooo:paragraph-rsid="000323e7"/>
    </style:style>
    <style:style style:name="P2" style:family="paragraph" style:parent-style-name="Standard">
      <style:text-properties officeooo:paragraph-rsid="00019f09"/>
    </style:style>
    <style:style style:name="T1" style:family="text">
      <style:text-properties officeooo:rsid="00019f09"/>
    </style:style>
    <style:style style:name="T2" style:family="text">
      <style:text-properties officeooo:rsid="00061089"/>
    </style:style>
    <style:style style:name="T3" style:family="text">
      <style:text-properties officeooo:rsid="0007426b"/>
    </style:style>
    <style:style style:name="T4" style:family="text">
      <style:text-properties officeooo:rsid="00081a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 - Descreva o que são processos concorrentes.</text:p>
      <text:p text:style-name="Standard"/>
      <text:p text:style-name="P2"><text:span text:style-name="T1">São processos que cooperam para a resolução de um determinado problema. São executados </text:span><text:span text:style-name="T3">por meio de</text:span><text:span text:style-name="T1"> diversos fluxos de execução </text:span><text:span text:style-name="T3">que podem interagir.</text:span></text:p>
      <text:p text:style-name="Standard"/>
      <text:p text:style-name="Standard">2 - Por que a reprodução de erros é mais difícil em programação concorrente?</text:p>
      <text:p text:style-name="Standard"/>
      <text:p text:style-name="P2"><text:span text:style-name="T1">Porque além dos erros inerentes a programação (sequencial), também surgem erros específicos da interação entre os processos, </text:span><text:span text:style-name="T4">tendo em vista que não se sabe exatamente quando determinado trecho de código vai ser executado.</text:span></text:p>
      <text:p text:style-name="Standard"/>
      <text:p text:style-name="Standard">3 - Quais são as vantagens da programação concorrente? </text:p>
      <text:p text:style-name="Standard"/>
      <text:p text:style-name="P1">Economizar tempo e dinheiro, tendo em vista que é possível fazer melhor uso dos recursos computacionais. Resolver problemas mais complexos, quando é muito difícil resolvê-los com o uso de apenas um máquina. E superar as limitações da computação sequencia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19:00:58.073268656</meta:creation-date>
    <meta:generator>LibreOffice/6.4.7.2$Linux_X86_64 LibreOffice_project/40$Build-2</meta:generator>
    <dc:date>2022-01-23T15:09:51.214076936</dc:date>
    <meta:editing-duration>PT20M47S</meta:editing-duration>
    <meta:editing-cycles>2</meta:editing-cycles>
    <meta:document-statistic meta:table-count="0" meta:image-count="0" meta:object-count="0" meta:page-count="1" meta:paragraph-count="6" meta:word-count="126" meta:character-count="801" meta:non-whitespace-character-count="680"/>
  </office:meta>
</office:document-meta>
</file>